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73ab57"/>
    </style:style>
    <style:style style:name="P2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officeooo:rsid="007add36" officeooo:paragraph-rsid="007add36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officeooo:rsid="008b3cc2" officeooo:paragraph-rsid="008b3cc2" style:font-size-asian="13pt" style:font-size-complex="13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21pt" fo:letter-spacing="normal" fo:language="fr" fo:country="FR" fo:font-style="normal" fo:text-shadow="none" style:text-underline-style="none" fo:font-weight="normal" officeooo:rsid="00842763" officeooo:paragraph-rsid="00875023" style:letter-kerning="true" style:font-size-asian="21pt" style:font-style-asian="normal" style:font-weight-asian="normal" style:font-size-complex="21pt" style:font-style-complex="italic" style:font-weight-complex="normal" style:text-emphasize="none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4pt" fo:font-weight="bold" officeooo:rsid="00831c8e" officeooo:paragraph-rsid="00831c8e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24pt" fo:font-weight="bold" officeooo:rsid="00842763" officeooo:paragraph-rsid="00842763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42763" officeooo:paragraph-rsid="00842763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8pt" fo:font-weight="normal" officeooo:rsid="00842763" officeooo:paragraph-rsid="00842763" style:font-size-asian="18pt" style:font-weight-asian="normal" style:font-size-complex="18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4pt" fo:font-weight="bold" officeooo:rsid="00842763" officeooo:paragraph-rsid="00842763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83e8ed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ff3838" loext:opacity="100%"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831c8e" style:language-asian="zxx" style:country-asian="none" style:language-complex="zxx" style:country-complex="none"/>
    </style:style>
    <style:style style:name="T4" style:family="text">
      <style:text-properties fo:language="zxx" fo:country="none" officeooo:rsid="0085403f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style:font-name="Arial"/>
    </style:style>
    <style:style style:name="T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1pt" fo:font-weight="normal" officeooo:rsid="0035af81" style:font-size-asian="11pt" style:font-weight-asian="normal" style:font-size-complex="11pt" style:font-weight-complex="normal"/>
    </style:style>
    <style:style style:name="T9" style:family="text">
      <style:text-properties style:font-name="Arial" fo:font-size="11pt" officeooo:rsid="0035af81" style:font-size-asian="11pt" style:font-size-complex="11pt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officeooo:rsid="0035af81" style:font-weight-asian="normal" style:font-weight-complex="normal"/>
    </style:style>
    <style:style style:name="T12" style:family="text">
      <style:text-properties style:font-name="Arial" officeooo:rsid="0035af81"/>
    </style:style>
    <style:style style:name="T13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Arial" fo:font-size="13pt" style:font-size-asian="13pt" style:font-size-complex="13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officeooo:rsid="00842763"/>
    </style:style>
    <style:style style:name="T17" style:family="text">
      <style:text-properties officeooo:rsid="0085403f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fo:color="#ff3838" loext:opacity="100%"/>
    </style:style>
    <style:style style:name="T20" style:family="text">
      <style:text-properties officeooo:rsid="00875023"/>
    </style:style>
    <style:style style:name="T21" style:family="text">
      <style:text-properties officeooo:rsid="00894cf5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808080" loext:opacity="100%" style:text-line-through-style="solid" style:text-line-through-type="single"/>
    </style:style>
    <style:style style:name="T27" style:family="text">
      <style:text-properties fo:color="#999999" loext:opacity="100%" style:text-line-through-style="solid" style:text-line-through-type="singl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CERTIFICAT</text:span> </text:p>
      <text:p text:style-name="P7"><text:span text:style-name="T27"><text:s text:c="11"/></text:span><text:span text:style-name="T19">DE REUSSITE</text:span><text:span text:style-name="T27"> <text:s text:c="10"/></text:span></text:p>
      <text:p text:style-name="P8"><text:span text:style-name="T25">Ce document atteste que</text:span> </text:p>
      <text:p text:style-name="P9"><text:span text:style-name="T6">{civility_code}.</text:span><text:span text:style-name="T10"> </text:span><text:span text:style-name="T12">{</text:span><text:span text:style-name="T6">surname</text:span><text:span text:style-name="T12">} - {</text:span><text:span text:style-name="T6">lastname</text:span><text:span text:style-name="T12">}</text:span><text:span text:style-name="T9"> </text:span></text:p>
      <text:p text:style-name="P14"><text:span text:style-name="T12">a </text:span><text:span text:style-name="T6">suivi avec succès le cours</text:span></text:p>
      <text:p text:style-name="P15"><text:span text:style-name="T6">{Réf.} : {Libellé}</text:span></text:p>
      <text:p text:style-name="P10"><text:span text:style-name="T13">Ce certificat est porté par le projet :</text:span><text:span text:style-name="T7"> </text:span></text:p>
      <text:p text:style-name="P13"><text:span text:style-name="T6">{Réf.}-{libellé projet}</text:span></text:p>
      <text:p text:style-name="P11">Ce certificat est valable du {<text:span text:style-name="T17">date</text:span><text:span text:style-name="T20">s</text:span><text:span text:style-name="T17">tart</text:span>} au {<text:span text:style-name="T17">dateend</text:span>} inclus.</text:p>
      <text:p text:style-name="P12"><text:span text:style-name="T23">Délivré par</text:span> </text:p>
      <text:p text:style-name="P6">{mycompany_logo}</text:p>
      <text:p text:style-name="P1"/>
      <text:p text:style-name="P4">{<text:span text:style-name="T16">description</text:span>}</text:p>
      <text:p text:style-name="P4"/>
      <text:p text:style-name="P5">Vous pouvez controler la valeur du certifcat en cliquant sur ce lien</text:p>
      <text:p text:style-name="P5">{urlcontrolecertificat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35fdfc" style:language-asian="zxx" style:country-asian="none" style:language-complex="zxx" style:country-complex="none"/>
    </style:style>
    <style:style style:name="MT4" style:family="text">
      <style:text-properties fo:language="zxx" fo:country="none" officeooo:rsid="00831c8e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894cf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7.101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Nom/Enseigne/Raison sociale} - </text:span><text:span text:style-name="MT2">{Adresse} {Codepostal} {ville}</text:span><text:span text:style-name="MT1"><text:tab/><text:tab/></text:span><text:a xlink:type="simple" xlink:href="https://www.evarisk.com/" office:target-frame-name="_blank" xlink:show="new" text:style-name="Internet_20_link" text:visited-style-name="Visited_20_Internet_20_Link"><text:span text:style-name="MT3">www.</text:span></text:a><text:a xlink:type="simple" xlink:href="https://www.evarisk.com/" office:target-frame-name="_blank" xlink:show="new" text:style-name="Internet_20_link" text:visited-style-name="Visited_20_Internet_20_Link"><text:span text:style-name="MT4">evarisk.com</text:span></text:a></text:p>
      </style:header>
      <style:footer>
        <text:p text:style-name="MP2"><text:file-name text:display="name-and-extension">template_certificatdocument.odt</text:file-name><text:s/><text:tab/><text:span text:style-name="MT5">Version – 1.</text:span><text:span text:style-name="MT6">0</text:span><text:span text:style-name="MT5">.0-2022</text:span><text:span text:style-name="MT6">103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H28M53S</meta:editing-duration>
    <meta:editing-cycles>184</meta:editing-cycles>
    <meta:generator>LibreOffice/7.3.6.2$Windows_X86_64 LibreOffice_project/c28ca90fd6e1a19e189fc16c05f8f8924961e12e</meta:generator>
    <dc:date>2022-10-31T15:48:52.628000000</dc:date>
    <meta:document-statistic meta:table-count="0" meta:image-count="1" meta:object-count="0" meta:page-count="1" meta:paragraph-count="16" meta:word-count="69" meta:character-count="558" meta:non-whitespace-character-count="475"/>
    <meta:user-defined meta:name="Info 1"/>
    <meta:user-defined meta:name="Info 2"/>
    <meta:user-defined meta:name="Info 3"/>
    <meta:user-defined meta:name="Info 4"/>
  </office:meta>
</office:document-meta>
</file>